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9808" calcext:value-type="float">
            <text:p>121.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4568" calcext:value-type="float">
            <text:p>121.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7616" calcext:value-type="float">
            <text:p>121.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4568" calcext:value-type="float">
            <text:p>121.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3232" calcext:value-type="float">
            <text:p>121.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3232" calcext:value-type="float">
            <text:p>121.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201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5424" calcext:value-type="float">
            <text:p>121.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8472" calcext:value-type="float">
            <text:p>121.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201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272" calcext:value-type="float">
            <text:p>120.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4088" calcext:value-type="float">
            <text:p>121.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7992" calcext:value-type="float">
            <text:p>121.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7992" calcext:value-type="float">
            <text:p>121.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58" calcext:value-type="float">
            <text:p>121.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201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56" calcext:value-type="float">
            <text:p>121.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58" calcext:value-type="float">
            <text:p>121.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200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2752" calcext:value-type="float">
            <text:p>121.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6656" calcext:value-type="float">
            <text:p>121.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0184" calcext:value-type="float">
            <text:p>121.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200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7992" calcext:value-type="float">
            <text:p>121.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200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6656" calcext:value-type="float">
            <text:p>121.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1896" calcext:value-type="float">
            <text:p>121.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4944" calcext:value-type="float">
            <text:p>121.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4944" calcext:value-type="float">
            <text:p>121.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200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4944" calcext:value-type="float">
            <text:p>121.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199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0184" calcext:value-type="float">
            <text:p>121.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199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7508" calcext:value-type="float">
            <text:p>128.2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199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8552" calcext:value-type="float">
            <text:p>127.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199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69568" calcext:value-type="float">
            <text:p>128.3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199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47976" calcext:value-type="float">
            <text:p>129.3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199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83896" calcext:value-type="float">
            <text:p>127.1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199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8344" calcext:value-type="float">
            <text:p>126.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5632" calcext:value-type="float">
            <text:p>122.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199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8784" calcext:value-type="float">
            <text:p>123.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198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23376" calcext:value-type="float">
            <text:p>123.0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198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43928" calcext:value-type="float">
            <text:p>121.3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198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74992" calcext:value-type="float">
            <text:p>121.4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74408" calcext:value-type="float">
            <text:p>121.3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198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68312" calcext:value-type="float">
            <text:p>121.3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198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2376" calcext:value-type="float">
            <text:p>121.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198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152" calcext:value-type="float">
            <text:p>121.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198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0308" calcext:value-type="float">
            <text:p>123.7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197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7344" calcext:value-type="float">
            <text:p>122.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197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5736" calcext:value-type="float">
            <text:p>123.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197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5736" calcext:value-type="float">
            <text:p>123.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197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1352" calcext:value-type="float">
            <text:p>123.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1975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1352" calcext:value-type="float">
            <text:p>123.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197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392" calcext:value-type="float">
            <text:p>123.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197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2104" calcext:value-type="float">
            <text:p>122.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197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4672" calcext:value-type="float">
            <text:p>122.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197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724" calcext:value-type="float">
            <text:p>122.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197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9996" calcext:value-type="float">
            <text:p>121.5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196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0372" calcext:value-type="float">
            <text:p>121.2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196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722" calcext:value-type="float">
            <text:p>120.4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196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5968" calcext:value-type="float">
            <text:p>119.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196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672" calcext:value-type="float">
            <text:p>118.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196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4048" calcext:value-type="float">
            <text:p>118.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196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8808" calcext:value-type="float">
            <text:p>117.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196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4236" calcext:value-type="float">
            <text:p>117.9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196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00984" calcext:value-type="float">
            <text:p>117.6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196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718" calcext:value-type="float">
            <text:p>117.2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196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6832" calcext:value-type="float">
            <text:p>117.1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196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6728" calcext:value-type="float">
            <text:p>117.0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195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6416" calcext:value-type="float">
            <text:p>116.8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301</text:p>
          </table:table-cell>
          <table:table-cell office:value-type="string" calcext:value-type="string">
            <text:p>TWDB:0639301</text:p>
          </table:table-cell>
          <table:table-cell office:value-type="string" calcext:value-type="string">
            <text:p>195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032" calcext:value-type="float">
            <text:p>116.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6" meta:object-count="0"/>
    <meta:user-defined meta:name="AppVersion">3.0</meta:user-defined>
  </office:meta>
</office:document-meta>
</file>